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400000092FEF3CA85.png" manifest:media-type="image/png"/>
  <manifest:file-entry manifest:full-path="Pictures/10000001000004AF000001C427E907CA.png" manifest:media-type="image/png"/>
  <manifest:file-entry manifest:full-path="Pictures/10000001000001AA00000174C9879EBA.png" manifest:media-type="image/png"/>
  <manifest:file-entry manifest:full-path="Pictures/10000001000001760000010A6D4E8D26.png" manifest:media-type="image/png"/>
  <manifest:file-entry manifest:full-path="Pictures/100000010000025D0000015B0DBBE887.png" manifest:media-type="image/png"/>
  <manifest:file-entry manifest:full-path="Pictures/100000010000016B00000075E6FFF00F.png" manifest:media-type="image/png"/>
  <manifest:file-entry manifest:full-path="Pictures/1000000100000154000000AE070F61D1.png" manifest:media-type="image/png"/>
  <manifest:file-entry manifest:full-path="Pictures/1000000100000171000001046ECA88B2.png" manifest:media-type="image/png"/>
  <manifest:file-entry manifest:full-path="Pictures/100000010000019A000001135FA69A5D.png" manifest:media-type="image/png"/>
  <manifest:file-entry manifest:full-path="Pictures/10000001000001AD000001AB8A842E96.png" manifest:media-type="image/png"/>
  <manifest:file-entry manifest:full-path="Pictures/100000010000017A0000018D00BA33F7.png" manifest:media-type="image/png"/>
  <manifest:file-entry manifest:full-path="Pictures/10000001000001F8000000B6DCF5E95C.png" manifest:media-type="image/png"/>
  <manifest:file-entry manifest:full-path="Pictures/10000001000001F00000005B27CEBE50.png" manifest:media-type="image/png"/>
  <manifest:file-entry manifest:full-path="Pictures/10000001000001F3000000F5C3699D1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ff0000" loext:opacity="100%" fo:font-size="18pt" fo:font-weight="bold" officeooo:rsid="001ab3e5" officeooo:paragraph-rsid="001ab3e5" fo:background-color="#ffff00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0cm" svg:y="-0.09cm" svg:width="17cm" svg:height="6.406cm" draw:z-index="0"><draw:image xlink:href="Pictures/10000001000004AF000001C427E907CA.png" xlink:type="simple" xlink:show="embed" xlink:actuate="onLoad" draw:mime-type="image/png"/></draw:frame><draw:frame draw:style-name="fr1" draw:name="Imagen2" text:anchor-type="char" svg:x="0cm" svg:y="6.315cm" svg:width="13.264cm" svg:height="7.609cm" draw:z-index="1"><draw:image xlink:href="Pictures/100000010000025D0000015B0DBBE88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3" text:anchor-type="char" svg:x="0cm" svg:y="0.303cm" svg:width="6.033cm" svg:height="3.863cm" draw:z-index="2"><draw:image xlink:href="Pictures/10000001000000E400000092FEF3CA8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4" text:anchor-type="char" svg:x="0cm" svg:y="0.27cm" svg:width="9.604cm" svg:height="3.096cm" draw:z-index="3"><draw:image xlink:href="Pictures/100000010000016B00000075E6FFF00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5" text:anchor-type="char" svg:x="-0.152cm" svg:y="0.143cm" svg:width="9.895cm" svg:height="7.038cm" draw:z-index="4"><draw:image xlink:href="Pictures/10000001000001760000010A6D4E8D26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6" text:anchor-type="char" svg:x="-0.152cm" svg:y="0.363cm" svg:width="8.998cm" svg:height="4.604cm" draw:z-index="5"><draw:image xlink:href="Pictures/1000000100000154000000AE070F61D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7" text:anchor-type="char" svg:x="-0.152cm" svg:y="0.097cm" svg:width="9.081cm" svg:height="6.398cm" draw:z-index="6"><draw:image xlink:href="Pictures/1000000100000171000001046ECA88B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8" text:anchor-type="char" svg:x="-0.152cm" svg:y="0.164cm" svg:width="8.23cm" svg:height="7.188cm" draw:z-index="7"><draw:image xlink:href="Pictures/10000001000001AA00000174C9879EB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9" text:anchor-type="char" svg:x="-0.046cm" svg:y="0.132cm" svg:width="9.765cm" svg:height="6.551cm" draw:z-index="8"><draw:image xlink:href="Pictures/100000010000019A000001135FA69A5D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0" text:anchor-type="char" svg:x="-0.046cm" svg:y="0.353cm" svg:width="9.024cm" svg:height="8.982cm" draw:z-index="9"><draw:image xlink:href="Pictures/10000001000001AD000001AB8A842E9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1" text:anchor-type="char" svg:x="-0.046cm" svg:y="0.083cm" svg:width="9.183cm" svg:height="9.647cm" draw:z-index="10"><draw:image xlink:href="Pictures/100000010000017A0000018D00BA33F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2" text:anchor-type="char" svg:x="-0.019cm" svg:y="0cm" svg:width="13.125cm" svg:height="2.408cm" draw:z-index="11"><draw:image xlink:href="Pictures/10000001000001F00000005B27CEBE50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n13" text:anchor-type="char" svg:x="-0.019cm" svg:y="0cm" svg:width="13.337cm" svg:height="4.815cm" draw:z-index="12"><draw:image xlink:href="Pictures/10000001000001F8000000B6DCF5E95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4" text:anchor-type="char" svg:x="-0.019cm" svg:y="0.432cm" svg:width="13.204cm" svg:height="6.482cm" draw:z-index="13"><draw:image xlink:href="Pictures/10000001000001F3000000F5C3699D1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TE HE COMPARTIDO MI REPO EN GIT, ES PRIVAD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1T20:28:58.659542900</meta:creation-date>
    <dc:date>2025-11-21T20:54:24.569536100</dc:date>
    <meta:editing-duration>PT25M21S</meta:editing-duration>
    <meta:editing-cycles>18</meta:editing-cycles>
    <meta:generator>LibreOffice/25.2.6.2$Windows_X86_64 LibreOffice_project/729c5bfe710f5eb71ed3bbde9e06a6065e9c6c5d</meta:generator>
    <meta:document-statistic meta:table-count="0" meta:image-count="14" meta:object-count="0" meta:page-count="4" meta:paragraph-count="1" meta:word-count="9" meta:character-count="43" meta:non-whitespace-character-count="35"/>
  </office:meta>
</office:document-meta>
</file>